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5.37mm"/>
    </style:style>
    <style:style style:name="co4" style:family="table-column">
      <style:table-column-properties fo:break-before="auto" style:column-width="22.58mm"/>
    </style:style>
    <style:style style:name="ro10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3.16mm" fo:break-before="auto" style:use-optimal-row-height="fals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17.37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60.27mm" fo:break-before="auto" style:use-optimal-row-height="false"/>
    </style:style>
    <style:style style:name="ro12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ffff00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99" fo:wrap-option="wrap" fo:border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 fo:border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ff00" fo:wrap-option="wrap" fo:border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text-underline-mode="continuous" style:text-overline-mode="continuous" style:text-line-through-mode="continuous" style:font-name-asian="Andale Sans UI1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ff99" fo:wrap-option="wrap" fo:border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ff6600" fo:wrap-option="wrap" fo:border="0.06pt solid #000000"/>
    </style:style>
    <style:style style:name="ce10" style:family="table-cell" style:parent-style-name="Default">
      <style:table-cell-properties fo:background-color="#ccff00" fo:wrap-option="wrap" fo:border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0000" fo:wrap-option="wrap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66ffff" fo:border="0.06pt solid #000000" style:rotation-angle="32"/>
    </style:style>
    <style:style style:name="ce13" style:family="table-cell" style:parent-style-name="Default">
      <style:table-cell-properties fo:background-color="#ffff00" fo:wrap-option="wrap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66ffff" fo:border="0.06pt solid #000000"/>
    </style:style>
    <style:style style:name="ce15" style:family="table-cell" style:parent-style-name="Default">
      <style:table-cell-properties fo:background-color="#ccff00" fo:wrap-option="wrap" fo:border="0.06pt solid #000000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text-underline-mode="continuous" style:text-overline-mode="continuous" style:text-line-through-mode="continuous" style:font-name-asian="Andale Sans UI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cc00" fo:border="0.06pt solid #000000"/>
    </style:style>
    <style:style style:name="ce17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text-underline-mode="continuous" style:text-overline-mode="continuous" style:text-line-through-mode="continuous" style:font-name-asian="Andale Sans UI1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cccc" fo:border="0.06pt solid #000000" style:rotation-angle="32"/>
    </style:style>
    <style:style style:name="ce19" style:family="table-cell" style:parent-style-name="Default">
      <style:table-cell-properties fo:background-color="#00cccc" fo:border="0.06pt solid #000000"/>
    </style:style>
    <style:style style:name="ce20" style:family="table-cell" style:parent-style-name="Default">
      <style:table-cell-properties fo:background-color="#ff9900" fo:border="0.06pt solid #000000"/>
    </style:style>
    <style:style style:name="T1" style:family="text">
      <style:text-properties fo:color="#000000" style:font-name="Arial" fo:font-size="12pt" style:text-underline-style="none" style:text-underline-color="font-color" style:text-line-through-type="none" style:letter-kerning="true" fo:country="none" style:country-asian="none" style:font-size-asian="12pt" style:font-size-complex="12pt"/>
    </style:style>
    <style:style style:name="T2" style:family="text">
      <style:text-properties fo:color="#000000" style:font-name="Arial" fo:font-size="12pt" style:letter-kerning="true" fo:country="none" style:country-asian="none" style:text-underline-style="none" style:text-underline-color="font-color" style:text-line-through-type="none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4" table:number-columns-repeated="6" table:default-cell-style-name="Default"/>
        <table:table-row table:style-name="ro2">
          <table:table-cell table:style-name="ce1" office:value-type="string" calcext:value-type="string">
            <text:p>Prueba de Sistemas</text:p>
          </table:table-cell>
          <table:table-cell table:style-name="ce12" office:value-type="string" calcext:value-type="string">
            <text:p>Alumno 1</text:p>
          </table:table-cell>
          <table:table-cell table:style-name="ce18" office:value-type="string" calcext:value-type="string">
            <text:p>Alumno 2</text:p>
          </table:table-cell>
          <table:table-cell table:style-name="ce12" office:value-type="string" calcext:value-type="string">
            <text:p>Alumno 3</text:p>
          </table:table-cell>
          <table:table-cell table:style-name="ce18" office:value-type="string" calcext:value-type="string">
            <text:p>Alumno 4</text:p>
          </table:table-cell>
          <table:table-cell table:style-name="ce12" office:value-type="string" calcext:value-type="string">
            <text:p>Alumno 5</text:p>
          </table:table-cell>
          <table:table-cell table:style-name="ce18" office:value-type="string" calcext:value-type="string">
            <text:p>Alumno 6</text:p>
          </table:table-cell>
        </table:table-row>
        <table:table-row table:style-name="ro3">
          <table:table-cell table:style-name="ce2" office:value-type="string" calcext:value-type="string">
            <text:p>Presentación</text:p>
          </table:table-cell>
          <table:table-cell table:style-name="ce13" table:number-columns-repeated="6"/>
        </table:table-row>
        <table:table-row table:style-name="ro4">
          <table:table-cell table:style-name="ce3" office:value-type="string" calcext:value-type="string">
            <text:p>5% Conexión VPN realizada. Alternativas. Ventajas/Inconvenientes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4">
          <table:table-cell table:style-name="ce3" office:value-type="string" calcext:value-type="string">
            <text:p>5% Configuración de AD realizada. Alternativas. Ventajas/Inconvenientes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4">
          <table:table-cell table:style-name="ce3" office:value-type="string" calcext:value-type="string">
            <text:p>5% Explicación del funcionamiento correcto de la configuración VPN realizada con la ayuda de Wireshark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5">
          <table:table-cell table:style-name="ce4" office:value-type="string" calcext:value-type="string">
            <text:p>5% Impresión general sobre la presentación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3">
          <table:table-cell table:style-name="ce2" office:value-type="string" calcext:value-type="string">
            <text:p>Funcionamiento</text:p>
          </table:table-cell>
          <table:table-cell table:style-name="ce13" table:number-columns-repeated="6"/>
        </table:table-row>
        <table:table-row table:style-name="ro6">
          <table:table-cell table:style-name="ce5" office:value-type="string" calcext:value-type="string">
            <text:p>Se debe crear un documento con pantallazos con una breve descripción cada uno de ellos que demuestre los puntos que se piden.</text:p>
          </table:table-cell>
          <table:table-cell table:style-name="ce15" table:number-columns-repeated="6"/>
        </table:table-row>
        <table:table-row table:style-name="ro4">
          <table:table-cell table:style-name="ce6" office:value-type="string" calcext:value-type="string">
            <text:p>Pantallazo de cada una de las 9 máquinas con su IP, puerta de enlace y DNS, para todas sus interfaces.</text:p>
          </table:table-cell>
          <table:table-cell table:style-name="ce6" table:number-columns-repeated="6"/>
        </table:table-row>
        <table:table-row table:style-name="ro4">
          <table:table-cell table:style-name="ce6" office:value-type="string" calcext:value-type="string">
            <text:p>Pantallazo de la tabla de encaminamiento de las dos máquinas virtuales con Ubuntu 14.04.</text:p>
          </table:table-cell>
          <table:table-cell table:style-name="ce6" table:number-columns-repeated="6"/>
        </table:table-row>
        <table:table-row table:style-name="ro4">
          <table:table-cell table:style-name="ce6" office:value-type="string" calcext:value-type="string">
            <text:p>Pantallazo de la configuración de VPN en las dos máquinas virtuales de Ubuntu 14.04.</text:p>
          </table:table-cell>
          <table:table-cell table:style-name="ce6" table:number-columns-repeated="6"/>
        </table:table-row>
        <table:table-row table:style-name="ro4">
          <table:table-cell table:style-name="ce3" office:value-type="string" calcext:value-type="string">
            <text:p>20% Funcionamiento correcto de la VPN con los pantallazos siguientes: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7">
          <table:table-cell table:style-name="ce6" office:value-type="string" calcext:value-type="string">
            <text:p>tracert desde EquipoW7Izq a ServDerW2k8conAD1</text:p>
          </table:table-cell>
          <table:table-cell table:style-name="ce6" table:number-columns-repeated="6"/>
        </table:table-row>
        <table:table-row table:style-name="ro7">
          <table:table-cell table:style-name="ce6" office:value-type="string" calcext:value-type="string">
            <text:p>tracert desde EquipoW7Izq a ServDerW2k8conAD2</text:p>
          </table:table-cell>
          <table:table-cell table:style-name="ce6" table:number-columns-repeated="6"/>
        </table:table-row>
        <table:table-row table:style-name="ro7">
          <table:table-cell table:style-name="ce6" office:value-type="string" calcext:value-type="string">
            <text:p>tracert desde EquipoW7Izq a EquipoRealCentral.</text:p>
          </table:table-cell>
          <table:table-cell table:style-name="ce6" table:number-columns-repeated="6"/>
        </table:table-row>
        <table:table-row table:style-name="ro4">
          <table:table-cell table:style-name="ce6" office:value-type="string" calcext:value-type="string">
            <text:p>Pantallazo/s de Wireshark en EquipoRealCentral demostrando que ha funcionado la VPN.</text:p>
          </table:table-cell>
          <table:table-cell table:style-name="ce6" table:number-columns-repeated="6"/>
        </table:table-row>
        <table:table-row table:style-name="ro4">
          <table:table-cell table:style-name="ce3" office:value-type="string" calcext:value-type="string">
            <text:p>20% En cuanto a la configuración del AD los pantallazos que demuestren: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7">
          <table:table-cell table:style-name="ce6" office:value-type="string" calcext:value-type="string">
            <text:p>La configuración del AD realizada.</text:p>
          </table:table-cell>
          <table:table-cell table:style-name="ce6" table:number-columns-repeated="6"/>
        </table:table-row>
        <table:table-row table:style-name="ro4">
          <table:table-cell table:style-name="ce6" office:value-type="string" calcext:value-type="string">
            <text:p>Inicio de sesión dónde se vea la unidad g: del recurso compartido </text:p>
          </table:table-cell>
          <table:table-cell table:style-name="ce6" table:number-columns-repeated="6"/>
        </table:table-row>
        <table:table-row table:style-name="ro7">
          <table:table-cell table:style-name="ce6" office:value-type="string" calcext:value-type="string">
            <text:p>La imagen de fondo.</text:p>
          </table:table-cell>
          <table:table-cell table:style-name="ce6" table:number-columns-repeated="6"/>
        </table:table-row>
        <table:table-row table:style-name="ro4">
          <table:table-cell table:style-name="ce3" office:value-type="string" calcext:value-type="string">
            <text:p>20% Demostración de que se ha replicado toda la información del AD adecuadamente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8">
          <table:table-cell table:style-name="ce3" office:value-type="string" calcext:value-type="string">
            <text:p>20% Demostración del funcionamiento del Sitio FTP que será accesible con la URL <text:a xlink:href="ftp://ftp.derecha.skillscanarias/" xlink:type="simple">ftp://ftp.derecha.skillscanarias</text:a>.edu” desde todos los equipos excepto desde el EquipoRealCentral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9">
          <table:table-cell table:style-name="ce7"/>
          <table:table-cell table:number-columns-repeated="6"/>
        </table:table-row>
        <table:table-row table:style-name="ro5">
          <table:table-cell table:number-columns-repeated="7"/>
        </table:table-row>
        <table:table-row table:style-name="ro7">
          <table:table-cell table:style-name="ce9" office:value-type="string" calcext:value-type="string">
            <text:p>Total Prueba de Sistemas:</text:p>
          </table:table-cell>
          <table:table-cell table:style-name="ce16" table:formula="of:=[.B3]*0.05+[.B4]*0.05+[.B5]*0.05+[.B6]*0.05+[.B12]*0.2+[.B17]*0.2+[.B21]*0.2+[.B22]*0.2" office:value-type="float" office:value="0" calcext:value-type="float">
            <text:p>0</text:p>
          </table:table-cell>
          <table:table-cell table:style-name="ce16" table:formula="of:=[.C3]*0.05+[.C4]*0.05+[.C5]*0.05+[.C6]*0.05+[.C12]*0.2+[.C17]*0.2+[.C21]*0.2+[.C22]*0.2" office:value-type="float" office:value="0" calcext:value-type="float">
            <text:p>0</text:p>
          </table:table-cell>
          <table:table-cell table:style-name="ce16" table:formula="of:=[.D3]*0.05+[.D4]*0.05+[.D5]*0.05+[.D6]*0.05+[.D12]*0.2+[.D17]*0.2+[.D21]*0.2+[.D22]*0.2" office:value-type="float" office:value="0" calcext:value-type="float">
            <text:p>0</text:p>
          </table:table-cell>
          <table:table-cell table:style-name="ce16" table:formula="of:=[.E3]*0.05+[.E4]*0.05+[.E5]*0.05+[.E6]*0.05+[.E12]*0.2+[.E17]*0.2+[.E21]*0.2+[.E22]*0.2" office:value-type="float" office:value="0" calcext:value-type="float">
            <text:p>0</text:p>
          </table:table-cell>
          <table:table-cell table:style-name="ce16" table:formula="of:=[.F3]*0.05+[.F4]*0.05+[.F5]*0.05+[.F6]*0.05+[.F12]*0.2+[.F17]*0.2+[.F21]*0.2+[.F22]*0.2" office:value-type="float" office:value="0" calcext:value-type="float">
            <text:p>0</text:p>
          </table:table-cell>
          <table:table-cell table:style-name="ce16" table:formula="of:=[.G3]*0.05+[.G4]*0.05+[.G5]*0.05+[.G6]*0.05+[.G12]*0.2+[.G17]*0.2+[.G21]*0.2+[.G22]*0.2" office:value-type="float" office:value="0" calcext:value-type="float">
            <text:p>0</text:p>
          </table:table-cell>
        </table:table-row>
        <table:table-row table:style-name="ro5" table:number-rows-repeated="4">
          <table:table-cell table:number-columns-repeated="7"/>
        </table:table-row>
        <table:table-row table:style-name="ro11">
          <table:table-cell table:style-name="ce1" office:value-type="string" calcext:value-type="string">
            <text:p>Prueba de Redes</text:p>
          </table:table-cell>
          <table:table-cell table:style-name="ce12" office:value-type="string" calcext:value-type="string">
            <text:p>Alumno 1</text:p>
          </table:table-cell>
          <table:table-cell table:style-name="ce18" office:value-type="string" calcext:value-type="string">
            <text:p>Alumno 2</text:p>
          </table:table-cell>
          <table:table-cell table:style-name="ce12" office:value-type="string" calcext:value-type="string">
            <text:p>Alumno 3</text:p>
          </table:table-cell>
          <table:table-cell table:style-name="ce18" office:value-type="string" calcext:value-type="string">
            <text:p>Alumno 4</text:p>
          </table:table-cell>
          <table:table-cell table:style-name="ce12" office:value-type="string" calcext:value-type="string">
            <text:p>Alumno 5</text:p>
          </table:table-cell>
          <table:table-cell table:style-name="ce18" office:value-type="string" calcext:value-type="string">
            <text:p>Alumno 6</text:p>
          </table:table-cell>
        </table:table-row>
        <table:table-row table:style-name="ro3">
          <table:table-cell table:style-name="ce2" office:value-type="string" calcext:value-type="string">
            <text:p>Presentación</text:p>
          </table:table-cell>
          <table:table-cell table:style-name="ce13" table:number-columns-repeated="6"/>
        </table:table-row>
        <table:table-row table:style-name="ro4">
          <table:table-cell table:style-name="ce3" office:value-type="string" calcext:value-type="string">
            <text:p>5% Planteamiento de alternativas para el Enrutamiento en la parte de INTERNET del diseño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8">
          <table:table-cell table:style-name="ce3" office:value-type="string" calcext:value-type="string">
            <text:p>5% Planteamiento de alternativas para la gestión de los dispositivos IESRPrincipal, IESSWPrincipal, IESSWTaller1, IESSWTaller2, IESSWTaller3 desde el Equipo de Gestión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7">
          <table:table-cell table:style-name="ce3" office:value-type="string" calcext:value-type="string">
            <text:p>5% Red inalámbrica. Planteamiento de alternativas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7">
          <table:table-cell table:style-name="ce3" office:value-type="string" calcext:value-type="string">
            <text:p>5% SNMP. ¿Para qué sería interesante usarlo?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7">
          <table:table-cell table:style-name="ce3" office:value-type="string" calcext:value-type="string">
            <text:p>10% Impresión general sobre la presentación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7">
          <table:table-cell table:style-name="ce3" office:value-type="string" calcext:value-type="string">
            <text:p>Funcionamiento del Packet Tracer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6">
          <table:table-cell table:style-name="ce3" office:value-type="string" calcext:value-type="string">
            <text:p>5% Claridad del fichero de Packet Tracer en el que no deben faltar las Ips de los dispositivos y los nombres de los mismos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4">
          <table:table-cell table:style-name="ce3" office:value-type="string" calcext:value-type="string">
            <text:p>2% Todos los equipos del diseño pueden resolver sus nombres con el servidor DNS de “Google Headquarters”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6">
          <table:table-cell table:style-name="ce3" office:value-type="string" calcext:value-type="string">
            <text:p>2% Todos los equipos del diseño pueden acceder al Servidor Web de “Google Headquarters” y podrán por tanto visualizar su página web. 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4">
          <table:table-cell table:style-name="ce3" office:value-type="string" calcext:value-type="string">
            <text:p>2% El Servidor HTTP de la casa de Wenceslao es accesible desde todos los equipos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8">
          <table:table-cell table:style-name="ce3" office:value-type="string" calcext:value-type="string">
            <text:p>5% El Equipo de Gestión IESEquipoGestion es el único que tendrá acceso vía Telnet a través de una Vlan de gestión a los dispositivos: IESRPrincipal, IESSWPrincipal, IESSWTaller1, IESSWTaller2, IESSWTaller3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7">
          <table:table-cell table:style-name="ce3" office:value-type="string" calcext:value-type="string">
            <text:p>2% Enrutamiento en la zona de INTERNET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7">
          <table:table-cell table:style-name="ce3" office:value-type="string" calcext:value-type="string">
            <text:p>5% Configuración del Servidor Radius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7">
          <table:table-cell table:style-name="ce3" office:value-type="string" calcext:value-type="string">
            <text:p>5% Distribución en Vlans en el IES Informática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4">
          <table:table-cell table:style-name="ce3" office:value-type="string" calcext:value-type="string">
            <text:p>10% Direccionamiento en el IES Informática disponiendo de la red 10.20.30.0/25 según el enunciado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7">
          <table:table-cell table:style-name="ce3" office:value-type="string" calcext:value-type="string">
            <text:p>2% Configuración de VTP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7">
          <table:table-cell table:style-name="ce3" office:value-type="string" calcext:value-type="string">
            <text:p>2% Configuración de STP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6">
          <table:table-cell table:style-name="ce3" office:value-type="string" calcext:value-type="string">
            <text:p>2% Configuración SNMP. Mostrar pantallazos en el que se vea la información desde el equipo de gestión con la IP de cada uno de los dispositivos utilizando SNMP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4">
          <table:table-cell table:style-name="ce3" office:value-type="string" calcext:value-type="string">
            <text:p>2% Configuración IPv6. Debe haber ping entre los equipos de la red de prueba utilizando IPv6.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12">
          <table:table-cell table:style-name="ce3" office:value-type="string" calcext:value-type="string">
            <text:p><text:span text:style-name="T1">10% Desde el PC de la casa de Wenceslao se podrá enviar un Email de </text:span><text:span text:style-name="T1"><text:a xlink:href="mailto:wences@telefonica.net" xlink:type="simple">wences@telefonica.net</text:a></text:span><text:span text:style-name="T2"> a </text:span><text:span text:style-name="T2"><text:a xlink:href="mailto:pepe@ieselrincon.org" xlink:type="simple">pepe@iesinformatica.org</text:a></text:span><text:span text:style-name="T2">. Ese email se podrá recibir en cualquier equipo de la vlan de profesores de los talleres del IES Informática. </text:span>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3">
          <table:table-cell table:style-name="ce2" office:value-type="string" calcext:value-type="string">
            <text:p>Control de Acceso</text:p>
          </table:table-cell>
          <table:table-cell table:style-name="ce17" table:number-columns-repeated="6"/>
        </table:table-row>
        <table:table-row table:style-name="ro4">
          <table:table-cell table:style-name="ce10" office:value-type="string" calcext:value-type="string">
            <text:p>Desde fuera de la red verde oscuro (red de pruebas) sólo se pueda:</text:p>
          </table:table-cell>
          <table:table-cell table:style-name="ce15" table:number-columns-repeated="6"/>
        </table:table-row>
        <table:table-row table:style-name="ro6">
          <table:table-cell table:style-name="ce6" office:value-type="string" calcext:value-type="string">
            <text:p>Utilizar el servicio de Email (únicamente ese servicio) del Servidor IESServPruebas desde la vlan de profesores de los talleres y desde INTERNET. (5%)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9">
          <table:table-cell table:style-name="ce10" office:value-type="string" calcext:value-type="string">
            <text:p>Desde dentro de la red verde oscuro (red de pruebas):</text:p>
          </table:table-cell>
          <table:table-cell table:style-name="ce15" table:number-columns-repeated="6"/>
        </table:table-row>
        <table:table-row table:style-name="ro4">
          <table:table-cell table:style-name="ce6" office:value-type="string" calcext:value-type="string">
            <text:p>Sólo se podrá acceder a INTERNET para los servicios HTTP, FTP, Email y DNS. (5%)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4">
          <table:table-cell table:style-name="ce6" office:value-type="string" calcext:value-type="string">
            <text:p>No se podrá acceder a ningún dispositivo de ningún tipo dentro del IES Informática (ni siquiera hacer ping). (2%)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9">
          <table:table-cell table:style-name="ce10" office:value-type="string" calcext:value-type="string">
            <text:p>Entre IESRPrincipal y Pcs de Vlan de Alumnos:</text:p>
          </table:table-cell>
          <table:table-cell table:style-name="ce15" table:number-columns-repeated="6"/>
        </table:table-row>
        <table:table-row table:style-name="ro4">
          <table:table-cell table:style-name="ce6" office:value-type="string" calcext:value-type="string">
            <text:p>El Router IESRPrincipal podrá hacer ping a los PCs de la Vlan de Alumnos pero no al revés. (2%)</text:p>
          </table:table-cell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</table:table-row>
        <table:table-row table:style-name="ro5" table:number-rows-repeated="2">
          <table:table-cell table:number-columns-repeated="7"/>
        </table:table-row>
        <table:table-row table:style-name="ro7">
          <table:table-cell table:style-name="ce9" office:value-type="string" calcext:value-type="string">
            <text:p>Total de la Prueba de Redes:</text:p>
          </table:table-cell>
          <table:table-cell table:style-name="ce16" table:formula="of:=[.B32]*0.05+[.B33]*0.05+[.B34]*0.05+[.B35]*0.05+[.B36]*0.1+[.B38]*0.05+[.B39]*0.02+[.B40]*0.02+[.B41]*0.02+[.B42]*0.05+[.B43]*0.02+[.B44]*0.05+[.B45]*0.05+[.B46]*0.1+[.B47]*0.02+[.B48]*0.02+[.B49]*0.02+[.B50]*0.02+[.B51]*0.1+[.B54]*0.05+[.B56]*0.05+[.B57]*0.02+[.B59]*0.02" office:value-type="float" office:value="0" calcext:value-type="float">
            <text:p>0</text:p>
          </table:table-cell>
          <table:table-cell table:style-name="ce20" table:formula="of:=[.C32]*0.05+[.C33]*0.05+[.C34]*0.05+[.C35]*0.05+[.C36]*0.1+[.C38]*0.05+[.C39]*0.02+[.C40]*0.02+[.C41]*0.02+[.C42]*0.05+[.C43]*0.02+[.C44]*0.05+[.C45]*0.05+[.C46]*0.1+[.C47]*0.02+[.C48]*0.02+[.C49]*0.02+[.C50]*0.02+[.C51]*0.1+[.C54]*0.05+[.C56]*0.05+[.C57]*0.02+[.C59]*0.02" office:value-type="float" office:value="0" calcext:value-type="float">
            <text:p>0</text:p>
          </table:table-cell>
          <table:table-cell table:style-name="ce16" table:formula="of:=[.D32]*0.05+[.D33]*0.05+[.D34]*0.05+[.D35]*0.05+[.D36]*0.1+[.D38]*0.05+[.D39]*0.02+[.D40]*0.02+[.D41]*0.02+[.D42]*0.05+[.D43]*0.02+[.D44]*0.05+[.D45]*0.05+[.D46]*0.1+[.D47]*0.02+[.D48]*0.02+[.D49]*0.02+[.D50]*0.02+[.D51]*0.1+[.D54]*0.05+[.D56]*0.05+[.D57]*0.02+[.D59]*0.02" office:value-type="float" office:value="0" calcext:value-type="float">
            <text:p>0</text:p>
          </table:table-cell>
          <table:table-cell table:style-name="ce20" table:formula="of:=[.E32]*0.05+[.E33]*0.05+[.E34]*0.05+[.E35]*0.05+[.E36]*0.1+[.E38]*0.05+[.E39]*0.02+[.E40]*0.02+[.E41]*0.02+[.E42]*0.05+[.E43]*0.02+[.E44]*0.05+[.E45]*0.05+[.E46]*0.1+[.E47]*0.02+[.E48]*0.02+[.E49]*0.02+[.E50]*0.02+[.E51]*0.1+[.E54]*0.05+[.E56]*0.05+[.E57]*0.02+[.E59]*0.02" office:value-type="float" office:value="0" calcext:value-type="float">
            <text:p>0</text:p>
          </table:table-cell>
          <table:table-cell table:style-name="ce16" table:formula="of:=[.F32]*0.05+[.F33]*0.05+[.F34]*0.05+[.F35]*0.05+[.F36]*0.1+[.F38]*0.05+[.F39]*0.02+[.F40]*0.02+[.F41]*0.02+[.F42]*0.05+[.F43]*0.02+[.F44]*0.05+[.F45]*0.05+[.F46]*0.1+[.F47]*0.02+[.F48]*0.02+[.F49]*0.02+[.F50]*0.02+[.F51]*0.1+[.F54]*0.05+[.F56]*0.05+[.F57]*0.02+[.F59]*0.02" office:value-type="float" office:value="0" calcext:value-type="float">
            <text:p>0</text:p>
          </table:table-cell>
          <table:table-cell table:style-name="ce20" table:formula="of:=[.G32]*0.05+[.G33]*0.05+[.G34]*0.05+[.G35]*0.05+[.G36]*0.1+[.G38]*0.05+[.G39]*0.02+[.G40]*0.02+[.G41]*0.02+[.G42]*0.05+[.G43]*0.02+[.G44]*0.05+[.G45]*0.05+[.G46]*0.1+[.G47]*0.02+[.G48]*0.02+[.G49]*0.02+[.G50]*0.02+[.G51]*0.1+[.G54]*0.05+[.G56]*0.05+[.G57]*0.02+[.G59]*0.02" office:value-type="float" office:value="0" calcext:value-type="float">
            <text:p>0</text:p>
          </table:table-cell>
        </table:table-row>
        <table:table-row table:style-name="ro5" table:number-rows-repeated="2">
          <table:table-cell table:number-columns-repeated="7"/>
        </table:table-row>
        <table:table-row table:style-name="ro3">
          <table:table-cell table:style-name="ce11" office:value-type="string" calcext:value-type="string">
            <text:p>Total de las dos pruebas:</text:p>
          </table:table-cell>
          <table:table-cell table:style-name="ce16" table:formula="of:=[.B25]*0.5+[.B62]*0.5" office:value-type="float" office:value="0" calcext:value-type="float">
            <text:p>0</text:p>
          </table:table-cell>
          <table:table-cell table:style-name="ce20" table:formula="of:=[.C25]*0.5+[.C62]*0.5" office:value-type="float" office:value="0" calcext:value-type="float">
            <text:p>0</text:p>
          </table:table-cell>
          <table:table-cell table:style-name="ce16" table:formula="of:=[.D25]*0.5+[.D62]*0.5" office:value-type="float" office:value="0" calcext:value-type="float">
            <text:p>0</text:p>
          </table:table-cell>
          <table:table-cell table:style-name="ce20" table:formula="of:=[.E25]*0.5+[.E62]*0.5" office:value-type="float" office:value="0" calcext:value-type="float">
            <text:p>0</text:p>
          </table:table-cell>
          <table:table-cell table:style-name="ce16" table:formula="of:=[.F25]*0.5+[.F62]*0.5" office:value-type="float" office:value="0" calcext:value-type="float">
            <text:p>0</text:p>
          </table:table-cell>
          <table:table-cell table:style-name="ce20" table:formula="of:=[.G25]*0.5+[.G62]*0.5" office:value-type="float" office:value="0" calcext:value-type="float">
            <text:p>0</text:p>
          </table:table-cell>
        </table:table-row>
        <table:table-row table:style-name="ro5" table:number-rows-repeated="1048510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10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0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 style:data-style-name="N2" text:time-value="15:00:20.6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0M59S</meta:editing-duration>
    <meta:editing-cycles>8</meta:editing-cycles>
    <meta:generator>LibreOffice/5.0.5.2$Windows_x86 LibreOffice_project/55b006a02d247b5f7215fc6ea0fde844b30035b3</meta:generator>
    <dc:date>2016-04-13T15:08:44.471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